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officeooo:paragraph-rsid="0004670d"/>
    </style:style>
    <style:style style:name="P3" style:family="paragraph" style:parent-style-name="Standard">
      <style:text-properties officeooo:paragraph-rsid="00056660"/>
    </style:style>
    <style:style style:name="P4" style:family="paragraph" style:parent-style-name="Standard">
      <style:text-properties officeooo:paragraph-rsid="00067b5e"/>
    </style:style>
    <style:style style:name="T1" style:family="text">
      <style:text-properties officeooo:rsid="0002dfec"/>
    </style:style>
    <style:style style:name="T2" style:family="text">
      <style:text-properties officeooo:rsid="0004670d"/>
    </style:style>
    <style:style style:name="T3" style:family="text">
      <style:text-properties officeooo:rsid="00056660"/>
    </style:style>
    <style:style style:name="T4" style:family="text">
      <style:text-properties officeooo:rsid="00067b5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pport imagimp</text:p>
      <text:p text:style-name="Standard"/>
      <text:p text:style-name="Standard"/>
      <text:list xml:id="list1372860810" text:style-name="L1">
        <text:list-item>
          <text:p text:style-name="P1">Conception </text:p>
          <text:p text:style-name="P1">= prise en compte des consignes</text:p>
          <text:p text:style-name="P1">= recherches préalables (pour comprendre les consignes et élaborer le début du projet)</text:p>
          <text:p text:style-name="P1">= organisation du travail entre nous et organisation des répertoires de travail</text:p>
          <text:p text:style-name="P1">= répartition des tâches</text:p>
          <text:p text:style-name="P1"/>
        </text:list-item>
        <text:list-item>
          <text:p text:style-name="P1">Réalisation (reprendre les tâches du pdf du prof)</text:p>
          <text:p text:style-name="P1">= chargement de l'image</text:p>
        </text:list-item>
      </text:list>
      <text:p text:style-name="Standard"><text:tab/>= interface utilisateur</text:p>
      <text:p text:style-name="Standard"><text:tab/>= gestion des calques</text:p>
      <text:p text:style-name="Standard"><text:tab/>= gestion de l'historiques</text:p>
      <text:p text:style-name="Standard"/>
      <text:p text:style-name="Standard">/* <text:span text:style-name="T3">Fichier ppm </text:span><text:span text:style-name="T1">*/</text:span></text:p>
      <text:p text:style-name="Standard"><text:span text:style-name="T1"/></text:p>
      <text:p text:style-name="P2"><text:span text:style-name="T2">Une image ppm (portable pixmap file format) se compose de :</text:span></text:p>
      <text:p text:style-name="P2"><text:span text:style-name="T2">- un numéro de variante ou « magic number » qui défini le type de format. Dans notre cas, puisqu'il s'agit d'un ppm, sa valeur est « P6 »</text:span></text:p>
      <text:p text:style-name="P2"><text:span text:style-name="T2">- la largeur et la hauteur(codée en caractères ASCII) séparer par un espace</text:span></text:p>
      <text:p text:style-name="P2"><text:span text:style-name="T2">- la valeur maximal de couleur ou résolution de couleur (codée en caractères ASCII)</text:span></text:p>
      <text:p text:style-name="P2"><text:span text:style-name="T2">- </text:span><text:span text:style-name="T3">les données des l'images en binaire. L'image est codée lde gauche à droite et de haut en bas. Donc ligne par ligne. Un pixel est codé avec trois valeurs sur 1 ou deux bits :</text:span></text:p>
      <text:p text:style-name="P2"><text:span text:style-name="T3"><text:tab/>- la quantité de rouge</text:span></text:p>
      <text:p text:style-name="P3"><text:span text:style-name="T3"><text:tab/>- la quantité de bleu</text:span></text:p>
      <text:p text:style-name="P3"><text:span text:style-name="T3"><text:tab/>- la quantité de vert</text:span></text:p>
      <text:p text:style-name="P2"><text:span text:style-name="T2"/></text:p>
      <text:p text:style-name="P2"><text:span text:style-name="T2">Voici un exemple d'un fichier ppm :</text:span></text:p>
      <text:p text:style-name="P2"><text:span text:style-name="T2"/></text:p>
      <text:p text:style-name="P2"><text:span text:style-name="T2"><text:s text:c="5"/>P6</text:span></text:p>
      <text:p text:style-name="P2"><text:span text:style-name="T2"><text:s text:c="5"/># feep.ppm <text:s/>// </text:span><text:span text:style-name="T4">Les commantaires sont ignorés</text:span></text:p>
      <text:p text:style-name="P2"><text:span text:style-name="T2"><text:s text:c="5"/>4 4</text:span></text:p>
      <text:p text:style-name="P2"><text:span text:style-name="T2"><text:s text:c="5"/>15</text:span></text:p>
      <text:p text:style-name="P2"><text:span text:style-name="T2"><text:s text:c="6"/>0 <text:s/>0 <text:s/>0 <text:s text:c="3"/>0 <text:s/>0 <text:s/>0 <text:s text:c="3"/>0 <text:s/>0 <text:s/>0 <text:s text:c="2"/>15 <text:s/>0 15</text:span></text:p>
      <text:p text:style-name="P2"><text:span text:style-name="T2"><text:s text:c="6"/>0 <text:s/>0 <text:s/>0 <text:s text:c="3"/>0 15 <text:s/>7 <text:s text:c="3"/>0 <text:s/>0 <text:s/>0 <text:s text:c="3"/>0 <text:s/>0 <text:s/>0</text:span></text:p>
      <text:p text:style-name="P2"><text:span text:style-name="T2"><text:s text:c="6"/>0 <text:s/>0 <text:s/>0 <text:s text:c="3"/>0 <text:s/>0 <text:s/>0 <text:s text:c="3"/>0 15 <text:s/>7 <text:s text:c="3"/>0 <text:s/>0 <text:s/>0</text:span></text:p>
      <text:p text:style-name="P2"><text:span text:style-name="T2"><text:s text:c="5"/>15 <text:s/>0 15 <text:s text:c="3"/>0 <text:s/>0 <text:s/>0 <text:s text:c="3"/>0 <text:s/>0 <text:s/>0 <text:s text:c="3"/>0 <text:s/>0 <text:s/>0</text:span></text:p>
      <text:p text:style-name="P2"><text:span text:style-name="T2"/></text:p>
      <text:p text:style-name="P2"><text:span text:style-name="T2">/* </text:span><text:span text:style-name="T3">Structure de l'image */</text:span></text:p>
      <text:p text:style-name="P2"><text:span text:style-name="T3"/></text:p>
      <text:p text:style-name="P4"><text:span text:style-name="T4">La structure de l'image est basé sur les informations contenus dans le fichier ppm. Il est donc composé de :</text:span></text:p>
      <text:p text:style-name="P4"><text:span text:style-name="T4">- un tableau de caractère (composer de deux caractères) pour récupérer les deux caractères correspondant au type de l'image</text:span></text:p>
      <text:p text:style-name="P4"><text:span text:style-name="T4">- des entiers (unsigned int) qui correspondent à la hauteur et à la largeur</text:span></text:p>
      <text:p text:style-name="P4"><text:span text:style-name="T4">- un entier (int) qui correspond à la résolution de la couleur</text:span></text:p>
      <text:p text:style-name="P4"><text:span text:style-name="T4">- un tpointeur vers un tableau qui contient des pixels</text:span></text:p>
      <text:p text:style-name="P4"><text:span text:style-name="T4"/></text:p>
      <text:p text:style-name="P4"><text:span text:style-name="T4">/* Ouverture de l'image */</text:span></text:p>
      <text:p text:style-name="Standard"/>
      <text:list xml:id="list856771940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5:29:30</meta:creation-date>
    <dc:date>2012-11-29T08:22:46</dc:date>
    <meta:editing-duration>PT9M38S</meta:editing-duration>
    <meta:editing-cycles>4</meta:editing-cycles>
    <meta:generator>LibreOffice/3.6$Linux_x86 LibreOffice_project/360m1$Build-2</meta:generator>
    <meta:document-statistic meta:table-count="0" meta:image-count="0" meta:object-count="0" meta:page-count="1" meta:paragraph-count="36" meta:word-count="336" meta:character-count="1772" meta:non-whitespace-character-count="1360"/>
  </office:meta>
</office:document-meta>
</file>